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ti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29" calcext:value-type="float">
            <text:p>22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37" calcext:value-type="float">
            <text:p>2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99" calcext:value-type="float">
            <text:p>39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16" calcext:value-type="float">
            <text:p>31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70" calcext:value-type="float">
            <text:p>37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85" calcext:value-type="float">
            <text:p>3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74" calcext:value-type="float">
            <text:p>37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69" calcext:value-type="float">
            <text:p>36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97" calcext:value-type="float">
            <text:p>39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18" calcext:value-type="float">
            <text:p>41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44" calcext:value-type="float">
            <text:p>44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19" calcext:value-type="float">
            <text:p>41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66" calcext:value-type="float">
            <text:p>4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71" calcext:value-type="float">
            <text:p>4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494" calcext:value-type="float">
            <text:p>49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12" calcext:value-type="float">
            <text:p>5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19" calcext:value-type="float">
            <text:p>51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50" calcext:value-type="float">
            <text:p>5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54" calcext:value-type="float">
            <text:p>55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5" calcext:value-type="float">
            <text:p>6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62" calcext:value-type="float">
            <text:p>56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40" calcext:value-type="float">
            <text:p>54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46" calcext:value-type="float">
            <text:p>54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83" calcext:value-type="float">
            <text:p>5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24" calcext:value-type="float">
            <text:p>62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92" calcext:value-type="float">
            <text:p>59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715" calcext:value-type="float">
            <text:p>7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38" calcext:value-type="float">
            <text:p>63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710" calcext:value-type="float">
            <text:p>7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18" calcext:value-type="float">
            <text:p>7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701" calcext:value-type="float">
            <text:p>70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777" calcext:value-type="float">
            <text:p>77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79" calcext:value-type="float">
            <text:p>77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02" calcext:value-type="float">
            <text:p>80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13" calcext:value-type="float">
            <text:p>8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837" calcext:value-type="float">
            <text:p>83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58" calcext:value-type="float">
            <text:p>85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89" calcext:value-type="float">
            <text:p>88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89" calcext:value-type="float">
            <text:p>8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900" calcext:value-type="float">
            <text:p>9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22" calcext:value-type="float">
            <text:p>92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956" calcext:value-type="float">
            <text:p>95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69" calcext:value-type="float">
            <text:p>116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127" calcext:value-type="float">
            <text:p>11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37" calcext:value-type="float">
            <text:p>113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05" calcext:value-type="float">
            <text:p>120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40" calcext:value-type="float">
            <text:p>124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69" calcext:value-type="float">
            <text:p>12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44" calcext:value-type="float">
            <text:p>124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90" calcext:value-type="float">
            <text:p>129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349" calcext:value-type="float">
            <text:p>134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414" calcext:value-type="float">
            <text:p>14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424" calcext:value-type="float">
            <text:p>142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469" calcext:value-type="float">
            <text:p>146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457" calcext:value-type="float">
            <text:p>145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559" calcext:value-type="float">
            <text:p>1559</text:p>
          </table:table-cell>
          <table:table-cell office:value-type="float" office:value="221" calcext:value-type="float">
            <text:p>221</text:p>
          </table:table-cell>
        </table:table-row>
      </table:table>
      <table:table table:name="Full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" calcext:value-type="float">
            <text:p>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10" calcext:value-type="float">
            <text:p>2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6" calcext:value-type="float">
            <text:p>2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4" calcext:value-type="float">
            <text:p>2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25" calcext:value-type="float">
            <text:p>2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78" calcext:value-type="float">
            <text:p>27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87" calcext:value-type="float">
            <text:p>28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7" calcext:value-type="float">
            <text:p>2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87" calcext:value-type="float">
            <text:p>28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5" calcext:value-type="float">
            <text:p>3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55" calcext:value-type="float">
            <text:p>3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6" calcext:value-type="float">
            <text:p>3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59" calcext:value-type="float">
            <text:p>35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86" calcext:value-type="float">
            <text:p>38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72" calcext:value-type="float">
            <text:p>37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94" calcext:value-type="float">
            <text:p>39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94" calcext:value-type="float">
            <text:p>39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20" calcext:value-type="float">
            <text:p>4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435" calcext:value-type="float">
            <text:p>4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81" calcext:value-type="float">
            <text:p>48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12" calcext:value-type="float">
            <text:p>5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6" calcext:value-type="float">
            <text:p>5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23" calcext:value-type="float">
            <text:p>52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9" calcext:value-type="float">
            <text:p>52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17" calcext:value-type="float">
            <text:p>51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63" calcext:value-type="float">
            <text:p>56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61" calcext:value-type="float">
            <text:p>56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64" calcext:value-type="float">
            <text:p>56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97" calcext:value-type="float">
            <text:p>59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06" calcext:value-type="float">
            <text:p>60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66" calcext:value-type="float">
            <text:p>66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92" calcext:value-type="float">
            <text:p>6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76" calcext:value-type="float">
            <text:p>6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82" calcext:value-type="float">
            <text:p>68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711" calcext:value-type="float">
            <text:p>7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44" calcext:value-type="float">
            <text:p>7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795" calcext:value-type="float">
            <text:p>7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83" calcext:value-type="float">
            <text:p>78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782" calcext:value-type="float">
            <text:p>7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37" calcext:value-type="float">
            <text:p>83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766" calcext:value-type="float">
            <text:p>7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92" calcext:value-type="float">
            <text:p>8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61" calcext:value-type="float">
            <text:p>86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69" calcext:value-type="float">
            <text:p>86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915" calcext:value-type="float">
            <text:p>91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41" calcext:value-type="float">
            <text:p>9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040" calcext:value-type="float">
            <text:p>10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88" calcext:value-type="float">
            <text:p>98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990" calcext:value-type="float">
            <text:p>9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14" calcext:value-type="float">
            <text:p>10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044" calcext:value-type="float">
            <text:p>10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60" calcext:value-type="float">
            <text:p>10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158" calcext:value-type="float">
            <text:p>115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34" calcext:value-type="float">
            <text:p>113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194" calcext:value-type="float">
            <text:p>11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64" calcext:value-type="float">
            <text:p>116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09" calcext:value-type="float">
            <text:p>12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58" calcext:value-type="float">
            <text:p>125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96" calcext:value-type="float">
            <text:p>129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78" calcext:value-type="float">
            <text:p>127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340" calcext:value-type="float">
            <text:p>1340</text:p>
          </table:table-cell>
          <table:table-cell office:value-type="float" office:value="168" calcext:value-type="float">
            <text:p>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3:46:55.108197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47:03.446394341</meta:creation-date>
    <dc:date>2019-05-30T14:37:54.603386092</dc:date>
    <meta:editing-duration>PT46M53S</meta:editing-duration>
    <meta:editing-cycles>4</meta:editing-cycles>
    <meta:generator>LibreOffice/6.0.7.3$Linux_X86_64 LibreOffice_project/00m0$Build-3</meta:generator>
    <meta:document-statistic meta:table-count="2" meta:cell-count="546" meta:object-count="0"/>
  </office:meta>
</office:document-meta>
</file>